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6f8e1" officeooo:paragraph-rsid="0006f8e1"/>
    </style:style>
    <style:style style:name="P2" style:family="paragraph" style:parent-style-name="Standard">
      <style:text-properties fo:font-weight="bold" officeooo:rsid="0006f8e1" officeooo:paragraph-rsid="0006f8e1" style:font-weight-asian="bold" style:font-weight-complex="bold"/>
    </style:style>
    <style:style style:name="P3" style:family="paragraph" style:parent-style-name="Standard">
      <style:text-properties officeooo:rsid="00071a02" officeooo:paragraph-rsid="00071a02"/>
    </style:style>
    <style:style style:name="P4" style:family="paragraph" style:parent-style-name="Standard">
      <style:text-properties officeooo:rsid="000817ff" officeooo:paragraph-rsid="000817ff"/>
    </style:style>
    <style:style style:name="P5" style:family="paragraph" style:parent-style-name="Standard">
      <style:text-properties officeooo:rsid="00095f9e" officeooo:paragraph-rsid="00095f9e"/>
    </style:style>
    <style:style style:name="P6" style:family="paragraph" style:parent-style-name="Standard">
      <style:text-properties officeooo:rsid="00095f9e" officeooo:paragraph-rsid="000e82ea"/>
    </style:style>
    <style:style style:name="P7" style:family="paragraph" style:parent-style-name="Standard">
      <style:text-properties officeooo:rsid="000c0bdd" officeooo:paragraph-rsid="000c0bdd"/>
    </style:style>
    <style:style style:name="P8" style:family="paragraph" style:parent-style-name="Standard">
      <style:text-properties officeooo:rsid="000d0a44" officeooo:paragraph-rsid="000d0a44"/>
    </style:style>
    <style:style style:name="P9" style:family="paragraph" style:parent-style-name="Standard">
      <style:text-properties officeooo:paragraph-rsid="000d0a44"/>
    </style:style>
    <style:style style:name="P10" style:family="paragraph" style:parent-style-name="Standard">
      <style:text-properties officeooo:rsid="000e82ea" officeooo:paragraph-rsid="000e82ea"/>
    </style:style>
    <style:style style:name="P11" style:family="paragraph" style:parent-style-name="Standard">
      <style:text-properties officeooo:rsid="00101ddc" officeooo:paragraph-rsid="00101ddc"/>
    </style:style>
    <style:style style:name="P12" style:family="paragraph" style:parent-style-name="Standard">
      <style:text-properties officeooo:rsid="0010a9d4" officeooo:paragraph-rsid="0010a9d4"/>
    </style:style>
    <style:style style:name="P13" style:family="paragraph" style:parent-style-name="Standard">
      <style:text-properties officeooo:rsid="0011f3ba" officeooo:paragraph-rsid="0011f3ba"/>
    </style:style>
    <style:style style:name="P14" style:family="paragraph" style:parent-style-name="Standard">
      <style:text-properties officeooo:rsid="0012eef0" officeooo:paragraph-rsid="0012eef0"/>
    </style:style>
    <style:style style:name="P15" style:family="paragraph" style:parent-style-name="Standard">
      <style:text-properties officeooo:rsid="00138dbf" officeooo:paragraph-rsid="00138dbf"/>
    </style:style>
    <style:style style:name="P16" style:family="paragraph" style:parent-style-name="Standard">
      <style:text-properties officeooo:rsid="0016042f" officeooo:paragraph-rsid="0016042f"/>
    </style:style>
    <style:style style:name="P17" style:family="paragraph" style:parent-style-name="Standard">
      <style:text-properties officeooo:rsid="00179758" officeooo:paragraph-rsid="00179758"/>
    </style:style>
    <style:style style:name="P18" style:family="paragraph" style:parent-style-name="Standard" style:list-style-name="L1">
      <style:text-properties officeooo:rsid="000817ff" officeooo:paragraph-rsid="000817ff"/>
    </style:style>
    <style:style style:name="P19" style:family="paragraph" style:parent-style-name="Standard" style:list-style-name="L2">
      <style:text-properties officeooo:rsid="000817ff" officeooo:paragraph-rsid="000817ff"/>
    </style:style>
    <style:style style:name="P20" style:family="paragraph" style:parent-style-name="Standard" style:list-style-name="L3">
      <style:text-properties officeooo:rsid="000e82ea" officeooo:paragraph-rsid="000d0a44"/>
    </style:style>
    <style:style style:name="P21" style:family="paragraph" style:parent-style-name="Standard" style:list-style-name="L5">
      <style:text-properties officeooo:rsid="000e82ea" officeooo:paragraph-rsid="000e82ea"/>
    </style:style>
    <style:style style:name="P22" style:family="paragraph" style:parent-style-name="Standard" style:list-style-name="L4">
      <style:text-properties officeooo:rsid="0012eef0" officeooo:paragraph-rsid="0012eef0"/>
    </style:style>
    <style:style style:name="P23" style:family="paragraph" style:parent-style-name="Standard">
      <style:text-properties fo:font-weight="bold" officeooo:rsid="001c0e3b" officeooo:paragraph-rsid="001c0e3b" style:font-weight-asian="bold" style:font-weight-complex="bold"/>
    </style:style>
    <style:style style:name="P24" style:family="paragraph" style:parent-style-name="Standard">
      <style:text-properties officeooo:rsid="00095f9e" officeooo:paragraph-rsid="00095f9e"/>
    </style:style>
    <style:style style:name="P25" style:family="paragraph" style:parent-style-name="Text_20_body">
      <style:text-properties fo:font-weight="bold"/>
    </style:style>
    <style:style style:name="P26" style:family="paragraph" style:parent-style-name="Text_20_body">
      <style:text-properties fo:font-weight="bold" officeooo:rsid="001c0e3b" officeooo:paragraph-rsid="001c0e3b" style:font-weight-asian="bold" style:font-weight-complex="bold"/>
    </style:style>
    <style:style style:name="P27" style:family="paragraph" style:parent-style-name="Text_20_body">
      <style:paragraph-properties fo:margin-left="0cm" fo:margin-right="0cm" fo:text-indent="1.249cm" style:auto-text-indent="false"/>
    </style:style>
    <style:style style:name="P28" style:family="paragraph" style:parent-style-name="Text_20_body">
      <style:paragraph-properties fo:margin-left="1.27cm" fo:margin-right="0cm" fo:text-indent="-0.635cm" style:auto-text-indent="false"/>
    </style:style>
    <style:style style:name="P29" style:family="paragraph" style:parent-style-name="Text_20_body">
      <style:paragraph-properties fo:margin-left="0.635cm" fo:margin-right="0cm" fo:text-indent="0cm" style:auto-text-indent="false"/>
    </style:style>
    <style:style style:name="T1" style:family="text">
      <style:text-properties officeooo:rsid="00095f9e"/>
    </style:style>
    <style:style style:name="T2" style:family="text">
      <style:text-properties officeooo:rsid="000b24df"/>
    </style:style>
    <style:style style:name="T3" style:family="text">
      <style:text-properties officeooo:rsid="000e82ea"/>
    </style:style>
    <style:style style:name="T4" style:family="text">
      <style:text-properties officeooo:rsid="00101ddc"/>
    </style:style>
    <style:style style:name="T5" style:family="text">
      <style:text-properties officeooo:rsid="0010a9d4"/>
    </style:style>
    <style:style style:name="T6" style:family="text">
      <style:text-properties officeooo:rsid="00138dbf"/>
    </style:style>
    <style:style style:name="T7" style:family="text">
      <style:text-properties officeooo:rsid="00179758"/>
    </style:style>
    <style:style style:name="T8" style:family="text">
      <style:text-properties officeooo:rsid="0018cab0"/>
    </style:style>
    <style:style style:name="T9" style:family="text">
      <style:text-properties style:font-name="Wingdings"/>
    </style:style>
    <style:style style:name="T10" style:family="text">
      <style:text-properties fo:font-variant="normal" fo:text-transform="non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NOTES NICOLAS VIEL :</text:p>
      <text:p text:style-name="P23"/>
      <text:p text:style-name="P2">Notes de l'atelier de spécification de la boite à outil de saisie CarHab (plugin QGIS).</text:p>
      <text:p text:style-name="P1"/>
      <text:p text:style-name="P1">Présentation de FV (ordre du jour…)</text:p>
      <text:p text:style-name="P1">cotec =&gt; fin 2016 : outils de collecte et solution de stockage des données collectées.</text:p>
      <text:p text:style-name="P1">Spec toolbox : fin d'année 2015 (voir début 2016)</text:p>
      <text:p text:style-name="P1"/>
      <text:p text:style-name="P1">standard d'échange à finaliser au prochain atelier méthodo (nov 2015)</text:p>
      <text:p text:style-name="P1">la notion de strate est nécessaire</text:p>
      <text:p text:style-name="P1">Il faut que le std de relevé phyto soit commun pour CarHab et VegFrance.</text:p>
      <text:p text:style-name="P3">Le std VegFrance sera calé sur le std SINP et sera donc très complet pour intégrer toutes les contributions.</text:p>
      <text:p text:style-name="P3">Spécification de la BDD</text:p>
      <text:p text:style-name="P3"/>
      <text:p text:style-name="P3">1 récupération des données de travail sur le portail IGN (fonds blancs…)</text:p>
      <text:p text:style-name="P3">1-b production</text:p>
      <text:p text:style-name="P3">2 soumission des données sur la plate-forme (INPN ou AFB)</text:p>
      <text:p text:style-name="P3">3 contrôle format et topologie (FME?)</text:p>
      <text:p text:style-name="P3">4 intégration en BDD (PG ou Oracle)</text:p>
      <text:p text:style-name="P3">5 diffusion flux std (GéoServer/MapServer) le MEDDE demande que la diff soit faite par l'INPN.</text:p>
      <text:p text:style-name="P3"/>
      <text:p text:style-name="P4">Le serveur carto carhab basé sur ogam est relancé.</text:p>
      <text:p text:style-name="P4">Idée 1 : </text:p>
      <text:list xml:id="list6372542849466457496" text:style-name="L1">
        <text:list-item>
          <text:p text:style-name="P18">ajouter un module carto à drupal pour présenter les données WMS.</text:p>
        </text:list-item>
        <text:list-item>
          <text:p text:style-name="P18">permet de conserver la double authentification drupal / ogam.</text:p>
        </text:list-item>
      </text:list>
      <text:p text:style-name="P4">Problème 1 :</text:p>
      <text:list xml:id="list2440053062428953709" text:style-name="L2">
        <text:list-item>
          <text:p text:style-name="P19">livraison des données sur ogam alors qu'il y a un fichier shp parmi les csv.</text:p>
        </text:list-item>
      </text:list>
      <text:p text:style-name="P4"/>
      <text:p text:style-name="P4">Présentation <text:span text:style-name="T1">de l'outil CBDN BP.</text:span></text:p>
      <text:p text:style-name="P5">Mapinfo + access =&gt; licences + PC mais dev facile</text:p>
      <text:p text:style-name="P5">recherche commune </text:p>
      <text:p text:style-name="P5">récupération des fonds carto</text:p>
      <text:p text:style-name="P5"/>
      <text:p text:style-name="P5">gestion des superpositions et interstices entre les surfaces =&gt; tracé des contours et pas des polygones ce qui permet de simplifier le problème des partages de géométries. Les linéaires sont convertis ensuite en polygone. </text:p>
      <text:p text:style-name="P5"/>
      <text:p text:style-name="P5">Formulaire dans access.</text:p>
      <text:p text:style-name="P5"/>
      <text:p text:style-name="P5">Bouton dans mapinfo qui permet d<text:span text:style-name="T2">'affecter un objet de la base à une primitive géométrique. Il faut pour cela que l'utilisateur indique l'identifiant de l'objet (qu'il garde dans sa tête entre access et mapinfo).</text:span></text:p>
      <text:p text:style-name="P5"/>
      <text:p text:style-name="P7">Présentation de PE</text:p>
      <text:p text:style-name="P7">si on fusionne 2 polygones disjoints on obtient un multipolygone.</text:p>
      <text:p text:style-name="P7">Peut-on protéger les objets de type bati ?</text:p>
      <text:p text:style-name="P7">A-t-on des problèmes de topologie/micro polygones</text:p>
      <text:p text:style-name="P7">module de filtrage de la liste des syntaxon</text:p>
      <text:p text:style-name="P8">comment saisir les % de la composition syntaxonomique</text:p>
      <text:p text:style-name="P8">Remarque : on devrait pas avoir un % mais un coefficient abondance/dominance (valeur 5..1 et +) traduit par la suite en % en BDD.</text:p>
      <text:p text:style-name="P8"><text:soft-page-break/>Quelles règles de contrôle de ces valeurs ?</text:p>
      <text:p text:style-name="P8"/>
      <text:p text:style-name="P8">Evaluation <text:s/><text:span text:style-name="T3">de l'avancement, et du fini sur une UVC. </text:span></text:p>
      <text:list xml:id="list9210137787322128755" text:style-name="L3">
        <text:list-item>
          <text:p text:style-name="P20">Ajout d'un champ (travail en cours, travail terminé) ? À évaluer si cette complication en vaut le coût en terme d'amélioration du suivi du chantier. </text:p>
        </text:list-item>
      </text:list>
      <text:p text:style-name="P9"/>
      <text:p text:style-name="P10">Ajouter une pipette ? Utile pour la photo interprétation mais dangereux pour la saisie terrain ?</text:p>
      <text:p text:style-name="P10">Sélection de plusieurs uvc pour saisir pour toutes la même fiche.</text:p>
      <text:p text:style-name="P10"><text:tab/><text:span text:style-name="T4">Attention les uvc conservent leur id propre.</text:span></text:p>
      <text:p text:style-name="P10"/>
      <text:p text:style-name="P11">Alimentation du catalogue de sigmafacies, quel processus ?</text:p>
      <text:p text:style-name="P11"><text:tab/><text:span text:style-name="T5">Pas d'outil d'alimentation du catalogue sur les SF ?</text:span></text:p>
      <text:p text:style-name="P11"><text:tab/><text:span text:style-name="T5">Utiliser un SF fictif libre pour les cas qui n'existent pas dans le catalogue.</text:span></text:p>
      <text:p text:style-name="P11">Pour chaque UVC et chaque SF associés à ce<text:span text:style-name="T5">tte UVC il faut saisir la composition réelle en syntaxon. =&gt; impact violent sur l'IHM. La composition de l'UVC doit être initialisées avec la composition du catalogue. A ceci près que parfois il n'y a que très peu d'éléments observés par rapport à ceux présents dans le catalogue. Du coup il est proposé de faire encore un bouton indiquant qu'on veut récupérer la composition du catalogue ou alors, si la récupération est systématique un autre bouton qui permet d'indiquer qu'on est bien d'accord avec la composition du catalogue.</text:span></text:p>
      <text:p text:style-name="P11"/>
      <text:p text:style-name="P12">Le workflow doit commencer par l'UVC.</text:p>
      <text:p text:style-name="P5"/>
      <text:p text:style-name="P13">L'architecture de la gestion des catalogues local, région, national est un point critique. </text:p>
      <text:p text:style-name="P14"/>
      <text:p text:style-name="P14">Légende de carhab ?</text:p>
      <text:p text:style-name="P5"/>
      <text:p text:style-name="P14">[MI] Contrôle de cohérence (géom et attr.) avant l'export en FSE</text:p>
      <text:p text:style-name="P14">[AJ] générer un rapport d'export avec les anomalies</text:p>
      <text:p text:style-name="P14">[MI] dans le v3 de QGIS il y aura des outils de contrôle et de correction de la topologie.</text:p>
      <text:p text:style-name="P16">[NV] il n'est pas possible de voir les valeurs de champs utilisés en session <text:span text:style-name="T7">quand on revient sur une uvc qui a déjà été saisie.</text:span></text:p>
      <text:p text:style-name="P17">=&gt; intégrer ces champs dans le formulaire de saisie principal =&gt; ATTENTION +6 champs dans le formulaire… En plus finalement il faut peut être plus réfléchir parce que le systèmes actuel est pas mal pour remplir les date/auteur de mise à jour de l'uvc. Mais la notion de mise à jour me semble un peu floue. Pour moi, une mise à jour faite le même jour ou le lendemain de la saisie initiale ne devrait sans doute pas être distinguée de la saisie initiale <text:span text:style-name="T8">(sauf si c'est un autre auteur peut-être)</text:span>. Dans ce cas, l'automatisation est plus compliquée.</text:p>
      <text:p text:style-name="P17"/>
      <text:p text:style-name="P17">=&gt; formulaire en plein écran ?</text:p>
      <text:p text:style-name="P16"/>
      <text:p text:style-name="P14">Priorité : </text:p>
      <text:list xml:id="list5508433902036450798" text:style-name="L4">
        <text:list-item>
          <text:p text:style-name="P22">outils de géométries</text:p>
        </text:list-item>
        <text:list-item>
          <text:p text:style-name="P22">saisie uvc</text:p>
        </text:list-item>
        <text:list-item>
          <text:p text:style-name="P22">export FSE</text:p>
        </text:list-item>
      </text:list>
      <text:p text:style-name="P14"/>
      <text:p text:style-name="P14"><text:span text:style-name="T6">U</text:span>tilisation de github pour le c<text:span text:style-name="T6">o</text:span>de et les tickets de fonctionnalités <text:span text:style-name="T6">et d'anomalies</text:span>.</text:p>
      <text:p text:style-name="P15">PE doit renvoyer un mail avec l'url du dépôt des plugins pour que Marc et Colin puissent tester, et pousser le code sur github (bien que ce soit moins urgent en fait).</text:p>
      <text:p text:style-name="P5"/>
      <text:p text:style-name="P6">Questions : </text:p>
      <text:p text:style-name="P6">matériel cible</text:p>
      <text:list xml:id="list3411156603057014880" text:style-name="L5">
        <text:list-item>
          <text:p text:style-name="P21"><text:soft-page-break/>OS</text:p>
        </text:list-item>
        <text:list-item>
          <text:p text:style-name="P21">taille de l'écran</text:p>
        </text:list-item>
        <text:list-item>
          <text:p text:style-name="P21">bouton droit ?</text:p>
        </text:list-item>
      </text:list>
      <text:p text:style-name="P5"/>
      <text:p text:style-name="P5"/>
      <text:p text:style-name="P5"/>
      <text:p text:style-name="P23">NOTES PE GAUTREAU :</text:p>
      <text:p text:style-name="P23"/>
      <text:p text:style-name="P26">GTSI octobre 2015-10-09</text:p>
      <text:p text:style-name="Text_20_body"> </text:p>
      <text:p text:style-name="Text_20_body">Outils doivent être dispo pour la fin 2016</text:p>
      <text:p text:style-name="Text_20_body">Spec : d’ici la fin de l’année 2015</text:p>
      <text:p text:style-name="Text_20_body">Spec au fil du temps</text:p>
      <text:p text:style-name="Text_20_body"> </text:p>
      <text:p text:style-name="Text_20_body">Obj : finaliser les standards livrables pour nov 2015 </text:p>
      <text:p text:style-name="Text_20_body">Strate : plage de hauteur de végétation (bois, sous bois, …)</text:p>
      <text:p text:style-name="Text_20_body">Définition de la nomenclature pour les uvc à faire</text:p>
      <text:p text:style-name="Text_20_body"> </text:p>
      <text:p text:style-name="Text_20_body">Spec de la bd centralisée</text:p>
      <text:p text:style-name="Text_20_body"> </text:p>
      <text:p text:style-name="P25">Archi :</text:p>
      <text:p text:style-name="Text_20_body">Plateforme après collecte :</text:p>
      <text:p text:style-name="P27">- Site web pour l’upload des zones cartographiées</text:p>
      <text:p text:style-name="P27">- Etl pour controler traiter les données (topo, standard et cohérence phyto ?)</text:p>
      <text:p text:style-name="P27">- Mise en base si conforme puis diffusion <text:span text:style-name="T9">à</text:span> INPN comme tous les autres programmes de connaissance (znieff, …)</text:p>
      <text:p text:style-name="Text_20_body"> </text:p>
      <text:p text:style-name="Text_20_body">ogam pour la génération des flux et module openlayers drupal pour les diffuser</text:p>
      <text:p text:style-name="Text_20_body"> </text:p>
      <text:p text:style-name="P25">Les outils :</text:p>
      <text:p text:style-name="Text_20_body">Fonctions ppales :</text:p>
      <text:p text:style-name="Text_20_body"> </text:p>
      <text:p text:style-name="P28">-<text:span text:style-name="T10">         </text:span>récupérer les objets du fond blanc pour les UVC</text:p>
      <text:p text:style-name="P28">-<text:span text:style-name="T10">         </text:span>saisie en mode in ou ex situ</text:p>
      <text:p text:style-name="P28"><text:soft-page-break/>-<text:span text:style-name="T10">         </text:span>saisie des différentes couches autres</text:p>
      <text:p text:style-name="P28">-<text:span text:style-name="T10">         </text:span>consultation des catalogues</text:p>
      <text:p text:style-name="Text_20_body"> </text:p>
      <text:p text:style-name="P25">CBNBP prés outil de saisie :</text:p>
      <text:p text:style-name="Text_20_body"> </text:p>
      <text:p text:style-name="Text_20_body">Mapinfo + access</text:p>
      <text:p text:style-name="Text_20_body">Inconvénients : logiciels proprio, pc pas terrain</text:p>
      <text:p text:style-name="Text_20_body">Av : dev facile et rapide</text:p>
      <text:p text:style-name="Text_20_body"> </text:p>
      <text:p text:style-name="Text_20_body">Fct : </text:p>
      <text:p text:style-name="P28">-<text:span text:style-name="T10">         </text:span>choix de la commune, affichage de fond raster</text:p>
      <text:p text:style-name="P28">-<text:span text:style-name="T10">         </text:span>pour pallier aux problèmes de chevauch et trous, saisie de contour par les opé puis création de polygones dans les zones fermées <text:span text:style-name="T9">à</text:span> erreurs de micro polyg <text:span text:style-name="T9">è</text:span> outil pointant ces erreurs à corriger</text:p>
      <text:p text:style-name="P28">-<text:span text:style-name="T10">         </text:span>sémantique portée par des ponctuels placés par l’op dans le contour qu’il vient de créer</text:p>
      <text:p text:style-name="P29"> </text:p>
      <text:p text:style-name="Text_20_body"> </text:p>
      <text:p text:style-name="Text_20_body"> </text:p>
      <text:p text:style-name="P25">Sequence saisie UVC :</text:p>
      <text:p text:style-name="Text_20_body"> </text:p>
      <text:p text:style-name="Text_20_body">PAS de catalogue sigma au départ <text:span text:style-name="T9">è</text:span> saisie d’une uvc en indiquant le type de sigma et la composition en syntaxon directement.</text:p>
      <text:p text:style-name="Text_20_body"> </text:p>
      <text:p text:style-name="Text_20_body">La saisie d’une composition en syntaxons doit se faire dans un formulaire à part.</text:p>
      <text:p text:style-name="Text_20_body">Mi : permettre dans l’outil de saisir un compo syn sans la rattacher à un sigma facies mm si ça ne doit pas être une règle.</text:p>
      <text:p text:style-name="Text_20_body"> </text:p>
      <text:p text:style-name="Text_20_body">Auteur organisme date données transversales à ne saisir qu’une fois.</text:p>
      <text:p text:style-name="Text_20_body">Prévoir fiche métadonnée du projet.</text:p>
      <text:p text:style-name="Text_20_body"> </text:p>
      <text:p text:style-name="Text_20_body">Rappeler explicitement les valeurs de champs de contexte (nom…) dans le formulaire d’uvc</text:p>
      <text:p text:style-name="Text_20_body"> </text:p>
      <text:p text:style-name="Text_20_body"><text:soft-page-break/>Pouvoir créer un syntaxon : saisie libre ? </text:p>
      <text:p text:style-name="Text_20_body"> </text:p>
      <text:p text:style-name="Text_20_body">Un sigma facies doit pouvoir être consulté en affichant plusieurs attributs : code série, libellé série, type complexe en plus de son nom</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icolas Viel</meta:initial-creator>
    <meta:creation-date>2015-10-09T10:09:07.275210848</meta:creation-date>
    <meta:generator>LibreOffice/4.3.7.2$Windows_x86 LibreOffice_project/8a35821d8636a03b8bf4e15b48f59794652c68ba</meta:generator>
    <dc:date>2015-10-14T11:34:00.016000000</dc:date>
    <meta:editing-duration>PT7H56M27S</meta:editing-duration>
    <meta:editing-cycles>9</meta:editing-cycles>
    <meta:document-statistic meta:table-count="0" meta:image-count="0" meta:object-count="0" meta:page-count="5" meta:paragraph-count="123" meta:word-count="1195" meta:character-count="6890" meta:non-whitespace-character-count="5719"/>
  </office:meta>
</office:document-meta>
</file>